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5768591772727324444"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426734096200904361"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2459988142472497270"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6941784064695256319"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243217324824766300"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531623833320271016"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2611437579673742699"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2294566366006576176"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9379337" text:continue-list="list2611437579673742699"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798250869791691"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380623"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384836"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9367534" text:continue-numbering="true" text:style-name="L9">
        <text:list-item>
          <text:list>
            <text:list-header>
              <text:p text:style-name="P184">Warm down: <text:span text:style-name="T2">0.25 mile jog home</text:span></text:p>
              <text:p text:style-name="P18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9358727"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381809"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7740314455764262403"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1295823937303243975"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920178519578044003"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371207"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800985303223823779"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960083452814785617"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507056735590996487" text:style-name="L15">
        <text:list-item>
          <text:list>
            <text:list-header>
              <text:p text:style-name="P168">1.5 miles averaging about 9:40/mile and rest 1 min</text:p>
            </text:list-header>
          </text:list>
        </text:list-item>
      </text:list>
      <text:p text:style-name="P23">1 mile in 8:26 and rest 2 min</text:p>
      <text:list xml:id="list5083620692735438200"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067625284153308513"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360310"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6658185577715901399"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886849648423305414"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4255704215302203116"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9368943" text:continue-list="list1886849648423305414" text:style-name="L19">
        <text:list-item>
          <text:list>
            <text:list-header>
              <text:p text:style-name="P172">(Pace*HR)=1240</text:p>
            </text:list-header>
          </text:list>
        </text:list-item>
      </text:list>
      <text:list xml:id="list39365793" text:continue-list="list6658185577715901399" text:style-name="L18">
        <text:list-item>
          <text:list>
            <text:list-header>
              <text:p text:style-name="P171">2 miles at 10:46/mile Ave HR= 121 bpm and rest a few minutes</text:p>
            </text:list-header>
          </text:list>
        </text:list-item>
      </text:list>
      <text:list xml:id="list39373742" text:continue-list="list39368943"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9367181"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339034150382919681"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037599973540901823"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36262776957110415"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2542436806651661088" text:style-name="L24">
        <text:list-item>
          <text:p text:style-name="P18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265221479750039490"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42977139898830853"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9378601"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386022"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l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294345481047358068"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1T19:13:24.82</dc:date>
    <dc:creator>James Lombardi</dc:creator>
    <meta:editing-duration>P18DT10H57M5S</meta:editing-duration>
    <meta:editing-cycles>1402</meta:editing-cycles>
    <meta:generator>OpenOffice/4.1.2$Win32 OpenOffice.org_project/412m3$Build-9782</meta:generator>
    <meta:document-statistic meta:table-count="0" meta:image-count="9" meta:object-count="0" meta:page-count="149" meta:paragraph-count="4236" meta:word-count="46214" meta:character-count="237592"/>
  </office:meta>
</office:document-meta>
</file>